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c0c0c0" fo:font-style="italic" fo:background-color="transparent" style:font-size-asian="10.5pt"/>
    </style:style>
    <style:style style:name="P2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73bbe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79f67" style:font-size-asian="14pt" style:font-size-complex="14pt"/>
    </style:style>
    <style:style style:name="P10" style:family="paragraph" style:parent-style-name="Standard">
      <style:text-properties fo:font-size="14pt" officeooo:rsid="00186882" officeooo:paragraph-rsid="0018688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86882" officeooo:paragraph-rsid="00186882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39cedc" officeooo:paragraph-rsid="0039cedc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Standard">
      <style:text-properties officeooo:paragraph-rsid="00173bbe"/>
    </style:style>
    <style:style style:name="P17" style:family="paragraph" style:parent-style-name="Standard">
      <style:paragraph-properties fo:text-align="center" style:justify-single-word="false"/>
      <style:text-properties fo:text-transform="uppercase" fo:font-size="14pt" officeooo:paragraph-rsid="00173bb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tyle="italic" officeooo:paragraph-rsid="00173bbe" style:font-style-asian="italic"/>
    </style:style>
    <style:style style:name="P19" style:family="paragraph" style:parent-style-name="Standard">
      <style:text-properties fo:font-style="italic" officeooo:paragraph-rsid="00173bbe" style:font-style-asian="italic"/>
    </style:style>
    <style:style style:name="P20" style:family="paragraph" style:parent-style-name="Standard">
      <style:paragraph-properties fo:text-align="start" style:justify-single-word="false"/>
      <style:text-properties officeooo:paragraph-rsid="00173bbe"/>
    </style:style>
    <style:style style:name="P21" style:family="paragraph" style:parent-style-name="Dolgozat_5f_Bekezdés-Normál">
      <style:text-properties fo:language="hu" fo:country="HU" officeooo:rsid="003bde28" officeooo:paragraph-rsid="003e771e"/>
    </style:style>
    <style:style style:name="P22" style:family="paragraph" style:parent-style-name="Dolgozat_5f_Bekezdés-Normál">
      <style:text-properties officeooo:paragraph-rsid="003bde28"/>
    </style:style>
    <style:style style:name="P23" style:family="paragraph" style:parent-style-name="Dolgozat_5f_Bekezdés-Normál">
      <style:text-properties officeooo:paragraph-rsid="003d54d7"/>
    </style:style>
    <style:style style:name="P24" style:family="paragraph" style:parent-style-name="Dolgozat_5f_Bekezdés-Normál">
      <style:text-properties officeooo:rsid="00415f5f" officeooo:paragraph-rsid="00415f5f"/>
    </style:style>
    <style:style style:name="P25" style:family="paragraph" style:parent-style-name="Standard" style:master-page-name="">
      <style:paragraph-properties fo:margin-left="0cm" fo:margin-right="8.971cm" fo:text-align="end" style:justify-single-word="false" fo:text-indent="0cm" style:auto-text-indent="false" style:page-number="auto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fo:font-weight="bold" officeooo:rsid="00173bbe" officeooo:paragraph-rsid="00173bbe" style:font-size-asian="16pt" style:font-weight-asian="bold" style:font-size-complex="16pt" style:font-weight-complex="bold"/>
    </style:style>
    <style:style style:name="P28" style:family="paragraph" style:parent-style-name="Előszó">
      <style:paragraph-properties fo:text-align="center" style:justify-single-word="false" fo:break-before="page"/>
      <style:text-properties officeooo:paragraph-rsid="00186882"/>
    </style:style>
    <style:style style:name="P29" style:family="paragraph" style:parent-style-name="Standard">
      <style:paragraph-properties fo:margin-left="0.476cm" fo:margin-right="0cm" fo:text-indent="0cm" style:auto-text-indent="false"/>
      <style:text-properties fo:font-size="14pt" style:font-size-asian="14pt" style:font-size-complex="14pt"/>
    </style:style>
    <style:style style:name="P30" style:family="paragraph" style:parent-style-name="Standard" style:master-page-name="">
      <style:paragraph-properties fo:margin-left="0.476cm" fo:margin-right="0cm" fo:text-indent="0cm" style:auto-text-indent="false" style:page-number="auto"/>
      <style:text-properties fo:font-size="14pt" style:font-size-asian="14pt" style:font-size-complex="14pt"/>
    </style:style>
    <style:style style:name="P31" style:family="paragraph" style:parent-style-name="Előszó">
      <style:text-properties officeooo:paragraph-rsid="00186882"/>
    </style:style>
    <style:style style:name="P32" style:family="paragraph" style:parent-style-name="Contents_20_Heading" style:master-page-name="Dolgozat-Tartalomjegyzek">
      <style:paragraph-properties style:page-number="1"/>
    </style:style>
    <style:style style:name="P33" style:family="paragraph" style:parent-style-name="Standard" style:master-page-name="Dolgozat-Motto">
      <style:paragraph-properties style:page-number="1"/>
    </style:style>
    <style:style style:name="P34" style:family="paragraph" style:parent-style-name="Standard" style:master-page-name="Dolgozat-Szennycimoldal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 style:master-page-name="Dolgozat-Copyrightoldal">
      <style:paragraph-properties style:page-number="1" fo:break-before="page"/>
      <style:text-properties officeooo:paragraph-rsid="00173bbe"/>
    </style:style>
    <style:style style:name="P36" style:family="paragraph" style:parent-style-name="Standard">
      <style:text-properties fo:font-size="14pt" officeooo:paragraph-rsid="00173bbe" style:font-size-asian="14pt" style:font-size-complex="14pt"/>
    </style:style>
    <style:style style:name="P37" style:family="paragraph" style:parent-style-name="Standard" style:master-page-name="Dolgozat-Nyilatkozatoldal">
      <style:paragraph-properties style:page-number="auto" fo:break-before="page"/>
      <style:text-properties officeooo:paragraph-rsid="00173bbe"/>
    </style:style>
    <style:style style:name="P38" style:family="paragraph" style:parent-style-name="Dolgozat_5f_FejezetCim-1" style:master-page-name="Dolgozat-NormalPage">
      <style:paragraph-properties style:page-number="auto"/>
      <style:text-properties officeooo:rsid="00179f67" officeooo:paragraph-rsid="00179f67"/>
    </style:style>
    <style:style style:name="P39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73bbe"/>
    </style:style>
    <style:style style:name="T3" style:family="text">
      <style:text-properties officeooo:rsid="0018b031"/>
    </style:style>
    <style:style style:name="T4" style:family="text">
      <style:text-properties fo:language="hu" fo:country="HU"/>
    </style:style>
    <style:style style:name="T5" style:family="text">
      <style:text-properties fo:language="hu" fo:country="HU" officeooo:rsid="003a5d42"/>
    </style:style>
    <style:style style:name="T6" style:family="text">
      <style:text-properties fo:language="hu" fo:country="HU" officeooo:rsid="003bb1d2"/>
    </style:style>
    <style:style style:name="T7" style:family="text">
      <style:text-properties fo:language="hu" fo:country="HU" officeooo:rsid="003bde28"/>
    </style:style>
    <style:style style:name="T8" style:family="text">
      <style:text-properties fo:language="hu" fo:country="HU" officeooo:rsid="003e771e"/>
    </style:style>
    <style:style style:name="T9" style:family="text">
      <style:text-properties fo:language="hu" fo:country="HU" officeooo:rsid="00405af9"/>
    </style:style>
    <style:style style:name="T10" style:family="text">
      <style:text-properties fo:language="hu" fo:country="HU" officeooo:rsid="0042a3bc"/>
    </style:style>
    <style:style style:name="T11" style:family="text">
      <style:text-properties officeooo:rsid="003d54d7"/>
    </style:style>
    <style:style style:name="T12" style:family="text">
      <style:text-properties officeooo:rsid="003e771e"/>
    </style:style>
    <style:style style:name="T13" style:family="text"/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34"/>
      <text:p text:style-name="P5"/>
      <text:p text:style-name="P7">Földvárszky Attila</text:p>
      <text:p text:style-name="P7">SZAKDOLGOZAT</text:p>
      <text:p text:style-name="P26">Budapesti Műszaki és Gazdaságtudományi Egyetem </text:p>
      <text:p text:style-name="P5">Építészmérnöki Kar </text:p>
      <text:p text:style-name="P5">Épületenergetikai és Épületgépészeti Tanszék</text:p>
      <text:p text:style-name="P12"/>
      <text:p text:style-name="P5"/>
      <text:p text:style-name="P5"/>
      <text:p text:style-name="P5"/>
      <text:p text:style-name="P5"/>
      <text:p text:style-name="P5"/>
      <text:p text:style-name="P5">SZAKDOLGOZAT</text:p>
      <text:p text:style-name="P26">Budapesti Műszaki és Gazdaságtudományi Egyetem </text:p>
      <text:p text:style-name="P5">Építészmérnöki Kar </text:p>
      <text:p text:style-name="P5">Épületenergetikai és Épületgépészeti Tanszék</text:p>
      <text:p text:style-name="P12"/>
      <text:p text:style-name="P12"/>
      <text:p text:style-name="P12"/>
      <text:p text:style-name="P12"/>
      <text:p text:style-name="P12"/>
      <text:p text:style-name="P12"/>
      <text:p text:style-name="P13">Földvárszky Attila</text:p>
      <text:p text:style-name="P13"/>
      <text:p text:style-name="P13">SZAKDOLGOZAT</text:p>
      <text:p text:style-name="P13"/>
      <text:p text:style-name="P14">Néhány sajátos szerkezeti kapcsolat hőtechnikai viszonyainak ellenőrzése 2D numerikus szimulációva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section text:style-name="Sect1" text:name="Section2">
        <text:p text:style-name="P8">Konzulens</text:p>
        <text:p text:style-name="P30">Dr. Várfalvi János</text:p>
        <text:p text:style-name="P29">egyetemi docens, laborvezető</text:p>
        <text:p text:style-name="Standard"/>
        <text:p text:style-name="Standard"/>
        <text:p text:style-name="P12"/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Budapest, 2014</text:p>
      <text:p text:style-name="P35"/>
      <text:p text:style-name="P16"/>
      <text:p text:style-name="P16"/>
      <text:p text:style-name="P16"/>
      <text:p text:style-name="P36">Szerzői jog © <text:span text:style-name="T2">Földvárszky Attila</text:span>, 2014. </text:p>
      <text:p text:style-name="P36">Szerzői jog © <text:span text:style-name="T2">Dr. Várfalvi János</text:span>, 2014 </text:p>
      <text:p text:style-name="P6"/>
      <text:p text:style-name="P27">(Feladatkiírás)</text:p>
      <text:p text:style-name="P37"/>
      <text:p text:style-name="P17">Nyilatkozatok</text:p>
      <text:p text:style-name="P16"/>
      <text:p text:style-name="P18">Beadhatósági nyilatkozat</text:p>
      <text:p text:style-name="P16">A jelen tervezési feladat az elvárt szakmai színvonalnak mind tartalmilag, mind formailag megfelel, beadható.</text:p>
      <text:p text:style-name="P16">Kelt, </text:p>
      <text:p text:style-name="P16"><text:tab/><text:tab/><text:tab/><text:tab/><text:tab/><text:tab/><text:tab/>Konzulens részéről:</text:p>
      <text:p text:style-name="P16"/>
      <text:p text:style-name="P16"/>
      <text:p text:style-name="P16"><text:tab/><text:tab/><text:tab/><text:tab/><text:tab/><text:tab/><text:tab/><text:tab/>k<text:span text:style-name="T1">ülső konzulens, témavezető</text:span></text:p>
      <text:p text:style-name="P16"/>
      <text:p text:style-name="P16"/>
      <text:p text:style-name="P18">Elfogadási nyilatkozat</text:p>
      <text:p text:style-name="P16">Ezen tervezési feladat a Budapesti Műszaki és Gazdaságtudományi Egyetem Épületenergetikai és Épületgépészeti tanszék által a Szakdolgozat feladatokra előírt valamennyi tartalmi és formai követelménynek maradéktalanul eleget tesz. E feladatot bírálatra és nyilvános előadásra alkalmasnak tartom. </text:p>
      <text:p text:style-name="P16">A beadás időpontja: </text:p>
      <text:p text:style-name="P16"/>
      <text:p text:style-name="P16"/>
      <text:p text:style-name="P16"><text:tab/><text:tab/><text:tab/><text:tab/><text:tab/><text:tab/><text:tab/><text:tab/><text:span text:style-name="T1">témavezető, belső konzulens</text:span></text:p>
      <text:p text:style-name="P19"/>
      <text:p text:style-name="P19"/>
      <text:p text:style-name="P18">Nyilatkozat az önálló munkáról</text:p>
      <text:p text:style-name="P16">Alulírott, <text:span text:style-name="T1">Hallgató Neve</text:span> (<text:span text:style-name="T5">GA4WZ7</text:span>), a Budapesti Műszaki és Gazdaságtudományi Egyetem hallgatója, büntetőjogi és fegyelmi felelősségem tudatában kijelentem és sajátkezű aláírásommal igazolom, hogy ezt a szakdolgozatot meg nem engedett segítség nélkül, saját magam készítettem, szakdolgozat feladatomban csak a megadott forrásokat használtam fel. Minden olyan részt, melyet szó szerint vagy azonos értelemben, de átfogalmazva más forrásból átvettem, egyértelműen, a forrás megadásával megjelöltem.</text:p>
      <text:p text:style-name="P16">Budapest, 201<text:span text:style-name="T3">4 </text:span></text:p>
      <text:p text:style-name="P16"/>
      <text:p text:style-name="P16"/>
      <text:p text:style-name="P16"><text:tab/><text:tab/><text:tab/><text:tab/><text:tab/><text:tab/><text:tab/><text:tab/><text:tab/><text:tab/><text:span text:style-name="T1">szigorló hallgató</text:span></text:p>
      <text:p text:style-name="P20"/>
      <text:section text:style-name="Sect2" text:name="Section1">
        <text:p text:style-name="P33">Mottó: </text:p>
        <text:p text:style-name="Standard"/>
        <text:p text:style-name="Standard">“A világ sötét lesz üres és hideg” </text:p>
        <text:p text:style-name="Standard"/>
        <text:p text:style-name="P25">(Dávid Gyula)</text:p>
        <text:p text:style-name="Standard"/>
      </text:section>
      <text:table-of-content text:style-name="Sect3" text:name="Table of Contents1">
        <text:table-of-content-source text:outline-level="4" text:use-index-marks="false" text:relative-tab-stop-position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Table of Contents1_Head">
            <text:p text:style-name="P32">Tartalomjegyzék</text:p>
          </text:index-title>
          <text:p text:style-name="P39"><text:a xlink:type="simple" xlink:href="#__RefHeading__4092_1925444577" text:style-name="Index_20_Link" text:visited-style-name="Index_20_Link">1. Előszó<text:tab/>2</text:a></text:p>
          <text:p text:style-name="P39"><text:a xlink:type="simple" xlink:href="#__RefHeading__2537_1428110495" text:style-name="Index_20_Link" text:visited-style-name="Index_20_Link">2. Bevezetés<text:tab/>4</text:a></text:p>
        </text:index-body>
      </text:table-of-content>
      <text:h text:style-name="P38" text:outline-level="1"><text:bookmark-start text:name="__RefHeading__4092_1925444577"/>Előszó<text:bookmark-end text:name="__RefHeading__4092_1925444577"/></text:h>
      <text:p text:style-name="P21">A témaválasztást egy épületfizika óra segítette, <text:span text:style-name="T11">melyen a</text:span> hőtranszport fogalmával és épületszerkezetekben használt számítási módszerével <text:span text:style-name="T11">ismerkedtünk</text:span>. <text:span text:style-name="T11">Itt találkoztam azzal a problémával, </text:span>hogy a<text:span text:style-name="T11">z általunk</text:span> használt zárt képletek melyek leírják a hő útját a szerkezetekben, csak egydimenziós hőmozgás ideális esetében adnak helyes eredményt. A valós szerkezetek azonban hőhidakkal terheltek, melyek 2 illetve 3 dimenziós hőmozgást gerjesztenek. Ennek számítására azonban explicit képlete<text:span text:style-name="T11">k nem léteznek</text:span>. <text:span text:style-name="T12">Bemutatásra került egy </text:span>numerikus <text:span text:style-name="T12">módszer </text:span>megoldás<text:span text:style-name="T12">i</text:span> lehetősége, <text:span text:style-name="T11">melynek egyszerűsége és szépsége</text:span> felkeltette az érdeklődésemet. <text:span text:style-name="T12">Ezen kívül motívácót jelentett az is, hogy régóta szerettem volna, de eddig nem volt még alkalmam modellezéssel foglalkozni.</text:span></text:p>
      <text:p text:style-name="P23"><text:span text:style-name="T7">Mivel a hőtranszportot modellező programok már régóta léteznek a piacon, magában egy ilyen szoftver elkészítése nem jelentene sem újdonságot, sem nem segítené különösképpen a szakmát, </text:span><text:span text:style-name="T8">mely két cél a dolgozatkiírás feltétele volt, </text:span><text:span text:style-name="T7">nem beszélve arról, hogy egy komolyabb tervező szoftver akár több száz „ember-év” -nyi munkát is jelenthet, ami egy diplomamunka készítésénél szóba se jöhetne. Ennek megfelelően </text:span><text:span text:style-name="T8">két fő célt tűztem ki magam elé. Először is </text:span><text:span text:style-name="T9">magának a szoftvernek az </text:span><text:span text:style-name="T8">elkészítése, mely könnyű, </text:span><text:span text:style-name="T9">gyors</text:span><text:span text:style-name="T8"> szerkesztési funkciót nyújt a használónak </text:span><text:span text:style-name="T9">összetett 2D szerkezetek modellezésében </text:span><text:span text:style-name="T8">és rendelkezik olyan funkciókkal, melyek hiányoznak az elterjedtebb szoftverekből, másodszor pedig az elkészült szoftver segítségével néhány sajátos szerkezeti kapcsolat vizsgálatá</text:span><text:span text:style-name="T9">nak</text:span><text:span text:style-name="T8"> és elemzésé</text:span><text:span text:style-name="T9">nek elvégzése</text:span><text:span text:style-name="T8">.</text:span></text:p>
      <text:p text:style-name="P24"><text:span text:style-name="T4">A </text:span><text:span text:style-name="T10">dolgozatban nagy hangsúlyt fektettem</text:span><text:span text:style-name="T4"> a numerikus modellezés ismertetésére. Azt kívántam bemutatni, hogy milyen ismereteket követelt a program megírása, </text:span></text:p>
      <text:p text:style-name="P28">* * *</text:p>
      <text:p text:style-name="P31"/>
      <text:p text:style-name="P9">Ezúton köszönöm belső konzulensemnek Dr Várfalvi Jánosnak- értékes segítségét és javaslatait, mellyel lehetővé tették ennek a dolgozatnak az elkészülését.</text:p>
      <text:p text:style-name="P9"/>
      <text:p text:style-name="P9"/>
      <text:p text:style-name="P10">Budapest, 2014 junius</text:p>
      <text:p text:style-name="P11">Földvárszky Attila</text:p>
      <text:h text:style-name="Dolgozat_5f_FejezetCim-1" text:outline-level="1"><text:bookmark-start text:name="__RefHeading__2537_1428110495"/>Bevezetés<text:bookmark-end text:name="__RefHeading__2537_1428110495"/></text:h>
      <text:p text:style-name="P22">A tudományokban, főleg a fizikában hosszú időn keresztűl tartotta magát az a nézet, hogy egy probléma akkor tekinthető megoldottnak, ha találunk rá egy zárt képletet. Behelyettesítjük a változókat és kapunk egy egzakt eredményt. Idővel azonban a leírni kívánt problémák bonyolultásága és a matematikai eszközök fejlődése megmutatta, hogy bizonyos esetekben képesek vagyunk ugyan egy adott probléma megfogalmazására (értsd: differenciál egyenletekbe való foglalás) azonban zárt képlet egyszerűen nem létezik hozzá.</text:p>
      <text:p text:style-name="P22">Ennek a problémának a leküzdésére születtek az úgynevezett numerikus módszerek. Közös jellemzőjük a diszkretizálás, vagyis a tartományok elemi részekre való felbontása. Az elemi részek méretének csökkentésével juthatunk pontosabb eredményhez. Belátható hogy ez még kisebb kiterjedésű méretek esetén is hatalmas számítási igény támasztanak, ami miatt a számítógépek előtti világban reménytelen volt a módszer alkalmazása. Tömeges elterjedésére egészen a személyi számítógépek megjelenéséig kellett várni. Ma már szintem minden tudományterület használja, kezdve a biológiától a mérnöki tudományokig.</text:p>
      <text:p text:style-name="P22"><text:span text:style-name="T5">Az energetika területén t</text:span>ipikusan ilyen probléma a hő eloszlásának leírása egy anyagi keresztmetszetben. Képesek vagyunk megalkotni a differenciál egyenletet mely pontosan leírja a jelenséget, azonban nem tudjuk megalkotni hozzá azt a zárt képletet ami egy bizonyos geometriai koordináta függvényében megadná a pont hőmérsékletét. (nincs analitikus megoldás)</text:p>
      <text:p text:style-name="P22"><text:span text:style-name="T5">Dolgozatomban ezt a problámát kívánom részletesebben körbejárni, bemutatva egy numerikus módszert, a módszer alapján önállóan elkészített szoftvert, és ezen szoftver segítségével néhány sajátos szerkezeti kapcsolat hőtechnikai </text:span><text:span text:style-name="T6">elemzését.</text:span></text:p>
      <text:h text:style-name="Dolgozat_5f_FejezetCim-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457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6cm" fo:margin-bottom="0.25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1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default-outline-level="4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0c0c0" fo:font-style="italic" fo:background-color="transparent" style:font-size-asian="10.5pt"/>
    </style:style>
    <style:style style:name="MP2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09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1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302cm" fo:margin-bottom="2.316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7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Eloszo"/>
    <style:master-page style:name="Dolgozat-Cim" style:page-layout-name="Mpm3" style:next-style-name="Dolgozat-Copyrightoldal"/>
    <style:master-page style:name="Dolgozat-Koszonetnyilvanitas" style:page-layout-name="Mpm3" style:next-style-name="Dolgozat-Motto"/>
    <style:master-page style:name="Dolgozat-Tartalomjegyzek" style:page-layout-name="Mpm3"/>
    <style:master-page style:name="Landscape" style:page-layout-name="Mpm4"/>
    <style:master-page style:name="Dolgozat-NormalPage" style:page-layout-name="Mpm5">
      <style:header>
        <text:p text:style-name="MP2">2D hőtranszport modell</text:p>
      </style:header>
      <style:footer>
        <text:p text:style-name="MP3"><text:page-number text:select-page="current">4</text:page-number>. oldal</text:p>
      </style:footer>
    </style:master-page>
    <style:master-page style:name="Dolgozat-Fedolap" style:page-layout-name="Mpm3" style:next-style-name="Dolgozat-Koszonetnyilvanitas"/>
    <style:master-page style:name="_31__20_átalakítása" style:display-name="1 átalakítása" style:page-layout-name="Mpm6" style:next-style-name="_32__20_átalakítása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4"><text:span text:style-name="Page_20_Number"><text:page-number text:select-page="current">iii</text:page-number></text:span></text:p>
      </style:footer-first>
      <style:footer-left>
        <text:p text:style-name="MP4"/>
      </style:footer-left>
    </style:master-page>
    <style:master-page style:name="_32__20_átalakítása" style:display-name="2 átalakítása" style:page-layout-name="Mpm7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4"><text:span text:style-name="Page_20_Number"><text:page-number text:select-page="current">iii</text:page-number></text:span></text:p>
      </style:footer-first>
      <style:footer-left>
        <text:p text:style-name="MP4"/>
      </style:footer-left>
    </style:master-page>
    <style:master-page style:name="Dolgozat-Szennycimoldal" style:page-layout-name="Mpm3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3" style:next-style-name="Dolgozat-Motto"/>
    <style:master-page style:name="Dolgozat-Eloszo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2.3.3$Linux_x86 LibreOffice_project/420m0$Build-3</meta:generator>
    <dc:date>2014-04-21T13:49:00.922018235</dc:date>
    <meta:editing-duration>P18DT1H4M20S</meta:editing-duration>
    <meta:editing-cycles>1136</meta:editing-cycles>
    <meta:print-date>2014-03-11T12:43:56.718000000</meta:print-date>
    <meta:document-statistic meta:table-count="0" meta:image-count="0" meta:object-count="0" meta:page-count="14" meta:paragraph-count="57" meta:word-count="685" meta:character-count="5470" meta:non-whitespace-character-count="4795"/>
    <meta:user-defined meta:name="Információ 1"/>
    <meta:user-defined meta:name="Információ 2"/>
    <meta:user-defined meta:name="Információ 3"/>
    <meta:user-defined meta:name="Információ 4"/>
  </office:meta>
</office:document-meta>
</file>